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6117b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bold" officeooo:paragraph-rsid="001542d7"/>
    </style:style>
    <style:style style:name="P3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bold" officeooo:paragraph-rsid="0016117b"/>
    </style:style>
    <style:style style:name="P4" style:family="paragraph" style:parent-style-name="Text_20_body">
      <style:paragraph-properties fo:margin-top="0cm" fo:margin-bottom="0cm" loext:contextual-spacing="false"/>
      <style:text-properties fo:font-weight="bold" officeooo:paragraph-rsid="001542d7"/>
    </style:style>
    <style:style style:name="P5" style:family="paragraph" style:parent-style-name="Text_20_body">
      <style:paragraph-properties fo:margin-top="0cm" fo:margin-bottom="0cm" loext:contextual-spacing="false"/>
      <style:text-properties fo:font-weight="bold" officeooo:paragraph-rsid="0016117b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35867" officeooo:paragraph-rsid="001542d7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135867" officeooo:paragraph-rsid="0016117b"/>
    </style:style>
    <style:style style:name="P8" style:family="paragraph" style:parent-style-name="Text_20_body" style:list-style-name="L11">
      <style:paragraph-properties fo:margin-top="0cm" fo:margin-bottom="0cm" loext:contextual-spacing="false"/>
      <style:text-properties officeooo:paragraph-rsid="001542d7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1542d7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3310c" officeooo:paragraph-rsid="001542d7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13310c" officeooo:paragraph-rsid="00157a51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122d79" officeooo:paragraph-rsid="001542d7"/>
    </style:style>
    <style:style style:name="P13" style:family="paragraph" style:parent-style-name="Text_20_body" style:list-style-name="L19">
      <style:paragraph-properties fo:margin-top="0cm" fo:margin-bottom="0cm" loext:contextual-spacing="false"/>
      <style:text-properties officeooo:paragraph-rsid="00157a51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157a51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16117b"/>
    </style:style>
    <style:style style:name="P16" style:family="paragraph" style:parent-style-name="Text_20_body" style:list-style-name="L1">
      <style:text-properties officeooo:paragraph-rsid="001542d7"/>
    </style:style>
    <style:style style:name="P17" style:family="paragraph" style:parent-style-name="Text_20_body" style:list-style-name="L1">
      <style:text-properties officeooo:paragraph-rsid="00157a51"/>
    </style:style>
    <style:style style:name="P18" style:family="paragraph" style:parent-style-name="Text_20_body">
      <style:text-properties fo:font-weight="bold" officeooo:paragraph-rsid="001542d7"/>
    </style:style>
    <style:style style:name="P19" style:family="paragraph" style:parent-style-name="Text_20_body">
      <style:text-properties fo:font-weight="bold" officeooo:paragraph-rsid="0016117b"/>
    </style:style>
    <style:style style:name="P20" style:family="paragraph" style:parent-style-name="Text_20_body" style:list-style-name="L10">
      <style:text-properties officeooo:paragraph-rsid="001542d7"/>
    </style:style>
    <style:style style:name="P21" style:family="paragraph" style:parent-style-name="Text_20_body" style:list-style-name="L11">
      <style:text-properties officeooo:paragraph-rsid="001542d7"/>
    </style:style>
    <style:style style:name="P22" style:family="paragraph" style:parent-style-name="Text_20_body" style:list-style-name="L12">
      <style:text-properties officeooo:paragraph-rsid="001542d7"/>
    </style:style>
    <style:style style:name="P23" style:family="paragraph" style:parent-style-name="Text_20_body" style:list-style-name="L13">
      <style:text-properties officeooo:paragraph-rsid="001542d7"/>
    </style:style>
    <style:style style:name="P24" style:family="paragraph" style:parent-style-name="Text_20_body" style:list-style-name="L14">
      <style:text-properties officeooo:paragraph-rsid="001542d7"/>
    </style:style>
    <style:style style:name="P25" style:family="paragraph" style:parent-style-name="Text_20_body" style:list-style-name="L15">
      <style:text-properties officeooo:paragraph-rsid="001542d7"/>
    </style:style>
    <style:style style:name="P26" style:family="paragraph" style:parent-style-name="Text_20_body" style:list-style-name="L16">
      <style:text-properties officeooo:paragraph-rsid="001542d7"/>
    </style:style>
    <style:style style:name="P27" style:family="paragraph" style:parent-style-name="Text_20_body" style:list-style-name="L17">
      <style:text-properties officeooo:paragraph-rsid="001542d7"/>
    </style:style>
    <style:style style:name="P28" style:family="paragraph" style:parent-style-name="Text_20_body">
      <style:text-properties officeooo:paragraph-rsid="001542d7"/>
    </style:style>
    <style:style style:name="P29" style:family="paragraph" style:parent-style-name="Text_20_body" style:list-style-name="L18">
      <style:text-properties officeooo:paragraph-rsid="00157a51"/>
    </style:style>
    <style:style style:name="P30" style:family="paragraph" style:parent-style-name="Text_20_body" style:list-style-name="L19">
      <style:text-properties officeooo:paragraph-rsid="00157a51"/>
    </style:style>
    <style:style style:name="P31" style:family="paragraph" style:parent-style-name="Text_20_body" style:list-style-name="L20">
      <style:text-properties officeooo:paragraph-rsid="00157a51"/>
    </style:style>
    <style:style style:name="P32" style:family="paragraph" style:parent-style-name="Text_20_body" style:list-style-name="L21">
      <style:text-properties officeooo:paragraph-rsid="00157a51"/>
    </style:style>
    <style:style style:name="P33" style:family="paragraph" style:parent-style-name="Text_20_body" style:list-style-name="L22">
      <style:text-properties officeooo:paragraph-rsid="00157a51"/>
    </style:style>
    <style:style style:name="P34" style:family="paragraph" style:parent-style-name="Text_20_body" style:list-style-name="L23">
      <style:text-properties officeooo:paragraph-rsid="00157a51"/>
    </style:style>
    <style:style style:name="P35" style:family="paragraph" style:parent-style-name="Text_20_body" style:list-style-name="L24">
      <style:text-properties officeooo:paragraph-rsid="00157a51"/>
    </style:style>
    <style:style style:name="P36" style:family="paragraph" style:parent-style-name="Text_20_body" style:list-style-name="L25">
      <style:text-properties officeooo:paragraph-rsid="00157a51"/>
    </style:style>
    <style:style style:name="P37" style:family="paragraph" style:parent-style-name="Text_20_body">
      <style:text-properties officeooo:paragraph-rsid="00157a51"/>
    </style:style>
    <style:style style:name="P38" style:family="paragraph" style:parent-style-name="Text_20_body">
      <style:text-properties officeooo:paragraph-rsid="0016117b"/>
    </style:style>
    <style:style style:name="P39" style:family="paragraph" style:parent-style-name="Standard">
      <style:text-properties officeooo:paragraph-rsid="001542d7"/>
    </style:style>
    <style:style style:name="P40" style:family="paragraph" style:parent-style-name="Standard">
      <style:text-properties officeooo:paragraph-rsid="00157a51"/>
    </style:style>
    <style:style style:name="P41" style:family="paragraph" style:parent-style-name="Standard">
      <style:paragraph-properties fo:margin-top="0cm" fo:margin-bottom="0cm" loext:contextual-spacing="false"/>
      <style:text-properties officeooo:rsid="00135867" officeooo:paragraph-rsid="0016117b"/>
    </style:style>
    <style:style style:name="P42" style:family="paragraph" style:parent-style-name="Heading_20_2">
      <style:paragraph-properties fo:text-align="center" style:justify-single-word="false"/>
      <style:text-properties officeooo:paragraph-rsid="001542d7"/>
    </style:style>
    <style:style style:name="P43" style:family="paragraph" style:parent-style-name="Heading_20_2">
      <style:paragraph-properties fo:text-align="center" style:justify-single-word="false"/>
      <style:text-properties officeooo:paragraph-rsid="00157a51"/>
    </style:style>
    <style:style style:name="P44" style:family="paragraph" style:parent-style-name="Preformatted_20_Text">
      <style:text-properties officeooo:paragraph-rsid="001542d7"/>
    </style:style>
    <style:style style:name="P45" style:family="paragraph" style:parent-style-name="Preformatted_20_Text">
      <style:text-properties officeooo:paragraph-rsid="00157a51"/>
    </style:style>
    <style:style style:name="P46" style:family="paragraph" style:parent-style-name="Preformatted_20_Text">
      <style:text-properties officeooo:paragraph-rsid="0016117b"/>
    </style:style>
    <style:style style:name="P47" style:family="paragraph" style:parent-style-name="Preformatted_20_Text">
      <style:paragraph-properties fo:margin-top="0cm" fo:margin-bottom="0.499cm" loext:contextual-spacing="false"/>
      <style:text-properties officeooo:paragraph-rsid="001542d7"/>
    </style:style>
    <style:style style:name="P48" style:family="paragraph" style:parent-style-name="Preformatted_20_Text">
      <style:paragraph-properties fo:margin-top="0cm" fo:margin-bottom="0.499cm" loext:contextual-spacing="false"/>
      <style:text-properties officeooo:paragraph-rsid="00157a51"/>
    </style:style>
    <style:style style:name="P49" style:family="paragraph" style:parent-style-name="Preformatted_20_Text">
      <style:paragraph-properties fo:margin-top="0cm" fo:margin-bottom="0.499cm" loext:contextual-spacing="false"/>
      <style:text-properties officeooo:paragraph-rsid="0016117b"/>
    </style:style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2">Parallel and sequential streams</text:h>
      <text:p text:style-name="P28">I won't write about the importance of parallel data processing because it's obvious, but I have to note that it's pretty easy to write parallel code with Stream API. No threads, no synchronized blocks, no wait and notify calling.</text:p>
      <text:p text:style-name="P28">There are several ways exist to create parallel streams:</text:p>
      <text:list xml:id="list5364036148228387519" text:style-name="L1">
        <text:list-item>
          <text:p text:style-name="P16">to call<text:span text:style-name="Strong_20_Emphasis"> parallelStream() </text:span>method of a collection instead of <text:span text:style-name="Strong_20_Emphasis">stream()</text:span>: </text:p>
        </text:list-item>
      </text:list>
      <text:p text:style-name="P44"><text:span text:style-name="Source_20_Text">List&lt;String&gt; languages = Arrays.asList("java", "scala", "kotlin", "clojure", "C#");</text:span></text:p>
      <text:p text:style-name="P44"><text:span text:style-name="Source_20_Text">List&lt;String&gt; jvmLanguages = languages.parallelStream()</text:span></text:p>
      <text:p text:style-name="P44"><text:span text:style-name="Source_20_Text"><text:s text:c="8"/>.filter(lang -&gt; !lang.equals("C#"))</text:span></text:p>
      <text:p text:style-name="P47"><text:span text:style-name="Source_20_Text"><text:s text:c="8"/>.collect(Collectors.toList());</text:span></text:p>
      <text:list xml:id="list7533017552874885130" text:style-name="L10">
        <text:list-item>
          <text:p text:style-name="P20">to transform an existing stream into a parallel stream using method <text:span text:style-name="Strong_20_Emphasis">parallel()</text:span>: </text:p>
        </text:list-item>
      </text:list>
      <text:p text:style-name="P44"><text:span text:style-name="Source_20_Text">long[] numbers = LongStream</text:span></text:p>
      <text:p text:style-name="P44"><text:span text:style-name="Source_20_Text"><text:s text:c="8"/>.rangeClosed(0, 100_000)</text:span></text:p>
      <text:p text:style-name="P44"><text:span text:style-name="Source_20_Text">        .parallel()</text:span></text:p>
      <text:p text:style-name="P47"><text:span text:style-name="Source_20_Text">        .toArray();</text:span></text:p>
      <text:p text:style-name="P28">Also there are additional convenient methods for working with parallel streams:</text:p>
      <text:list xml:id="list3325856424248212983" text:style-name="L11">
        <text:list-item>
          <text:p text:style-name="P8"><text:span text:style-name="Strong_20_Emphasis">isParallel() </text:span>allows to check the stream is parallel or no </text:p>
        </text:list-item>
        <text:list-item>
          <text:p text:style-name="P21"><text:span text:style-name="Strong_20_Emphasis">sequential()</text:span> returns an equivalent sequential stream </text:p>
        </text:list-item>
      </text:list>
      <text:p text:style-name="P28"><text:span text:style-name="Strong_20_Emphasis">Important. </text:span>Any stream is either sequential or parallel, no mixed mode. If a stream pipeline has calls to both parallel and sequential methods, the last call wins.</text:p>
      <text:p text:style-name="P28"><text:span text:style-name="Strong_20_Emphasis">Note.</text:span> Behind the scene parallel streams use <text:span text:style-name="Strong_20_Emphasis">ForkJoinPool</text:span> introduced in Java 7.</text:p>
      <text:p text:style-name="P28">Ok, it's really easy to make a parallel stream. But only a parallel stream is not always more faster than an equivalent sequential stream.</text:p>
      <text:p text:style-name="P39"/>
      <text:section text:style-name="Sect1" text:name="ember2542">
        <text:section text:style-name="Sect1" text:name="ember2543">
          <text:h text:style-name="P42" text:outline-level="2">Performance of parallel streams</text:h>
          <text:p text:style-name="P28">There are several factors to evaluate performance of a parallel stream. </text:p>
          <text:list xml:id="list8729837874444456987" text:style-name="L12">
            <text:list-item>
              <text:p text:style-name="P22"><text:span text:style-name="T1">Size of data. </text:span>The more bigger size of data =&gt; the greater speedup.</text:p>
            </text:list-item>
          </text:list>
          <text:list xml:id="list2851628208167530146" text:style-name="L13">
            <text:list-item>
              <text:p text:style-name="P23"><text:span text:style-name="T1">Boxing/Unboxing. </text:span>Primitive values are processed faster than boxed values.</text:p>
            </text:list-item>
          </text:list>
          <text:list xml:id="list5948076517301970068" text:style-name="L14">
            <text:list-item>
              <text:p text:style-name="P24"><text:span text:style-name="T1">The number of cores are available at runtime. </text:span>The more available cores =&gt; the greater speedup.</text:p>
            </text:list-item>
          </text:list>
          <text:list xml:id="list2245199505160389561" text:style-name="L15">
            <text:list-item>
              <text:p text:style-name="P25"><text:span text:style-name="T1">Cost per element processing.</text:span> The longer each element is processed =&gt; the more efficient parallelization. But it is not recommended to use parallel stream for performing too long operations (for example, network interconnection).</text:p>
            </text:list-item>
          </text:list>
          <text:list xml:id="list1995364266943750248" text:style-name="L16">
            <text:list-item>
              <text:p text:style-name="P26"><text:span text:style-name="T1">Source data structure.</text:span> Usually initial data source is a collection. The easier it is splited into parts =&gt; the greater speedup. For example, <text:span text:style-name="T1">ArrayList</text:span>, <text:span text:style-name="T1">arrays</text:span> and <text:span text:style-name="T1">IntStream.range()</text:span> <text:soft-page-break/>constructor <text:span text:style-name="T1">are good</text:span> sources for data splitting because they support random access. Other, such as <text:span text:style-name="T1">LinkedList</text:span>, <text:span text:style-name="T1">Stream.iterate</text:span> <text:span text:style-name="T1">are bad</text:span> sources for data splitting.</text:p>
            </text:list-item>
          </text:list>
          <text:list xml:id="list4207589036938624181" text:style-name="L17">
            <text:list-item>
              <text:p text:style-name="P27"><text:span text:style-name="T1">Type of operations: stateless or stateful</text:span>. Stateless operations (examples: <text:span text:style-name="T1">filter</text:span>, <text:span text:style-name="T1">map</text:span>) are better for parallel processing than stateful operations (examples: <text:span text:style-name="T1">distinct</text:span>, <text:span text:style-name="T1">sorted</text:span>, <text:span text:style-name="T1">limit</text:span>).﻿</text:p>
            </text:list-item>
          </text:list>
          <text:p text:style-name="P28">Of course, these factors give only an approximate estimate, some reference points. In a real situation a measurement is required. Also consider whether you are ready to spend additional threads to your streams.</text:p>
        </text:section>
      </text:section>
      <text:p text:style-name="P44"><text:span text:style-name="Source_20_Text">ArrayList&lt;Long&gt; list = new ArrayList&lt;&gt;();</text:span></text:p>
      <text:p text:style-name="P44"><text:span text:style-name="Source_20_Text"><text:s text:c="8"/>for (int i = 0; i &lt; 100; i++) {</text:span></text:p>
      <text:p text:style-name="P44"><text:span text:style-name="Source_20_Text"><text:s text:c="12"/>long start = System.currentTimeMillis();</text:span></text:p>
      <text:p text:style-name="P44"><text:span text:style-name="Source_20_Text">// <text:s text:c="7"/>System.out.println(LongStream.iterate(1, n -&gt; n++).parallel().</text:span></text:p>
      <text:p text:style-name="P44"><text:span text:style-name="Source_20_Text">// <text:s text:c="14"/>limit(500_000).peek(m -&gt; System.out.print(m + "p ")).sum());</text:span></text:p>
      <text:p text:style-name="P44"/>
      <text:p text:style-name="P44"><text:span text:style-name="Source_20_Text"><text:s text:c="12"/>System.out.println(LongStream.iterate(1, n -&gt; n++).parallel().</text:span></text:p>
      <text:p text:style-name="P44"><text:span text:style-name="Source_20_Text">                 limit(500_000).peek(m -&gt; System.out.print(m + "n ")).sum());</text:span></text:p>
      <text:p text:style-name="P44"/>
      <text:p text:style-name="P44"><text:span text:style-name="Source_20_Text"><text:s text:c="12"/>long finish = System.currentTimeMillis();</text:span></text:p>
      <text:p text:style-name="P44"><text:span text:style-name="Source_20_Text"><text:s text:c="12"/>long timeConsumedMillis = finish - start;</text:span></text:p>
      <text:p text:style-name="P44"><text:span text:style-name="Source_20_Text"><text:s text:c="12"/>list.add(timeConsumedMillis);</text:span></text:p>
      <text:p text:style-name="P44"><text:span text:style-name="Source_20_Text"><text:s text:c="8"/>}</text:span></text:p>
      <text:p text:style-name="P44"><text:span text:style-name="Source_20_Text"><text:s text:c="8"/>System.out.println("AVERAGE = " + list.stream().peek(System.out::println).collect(</text:span></text:p>
      <text:p text:style-name="P44"><text:span text:style-name="Source_20_Text"><text:s text:c="16"/>Collectors.averagingLong(value -&gt; value)</text:span></text:p>
      <text:p text:style-name="P47"><text:span text:style-name="Source_20_Text"><text:s text:c="8"/>));</text:span></text:p>
      <text:p text:style-name="P47">  931.17 - среднее время работы последовательного стрима, 1777.19 - параллельного соответственно) Но потом я дошел досюда и проведя аналогичную проверку (но итераций вместо 100 было 10(долго)) с использованием </text:p>
      <text:p text:style-name="P44"><text:span text:style-name="Source_20_Text">// <text:s text:c="7"/>System.out.println(LongStream.rangeClosed(0,00_000).parallel().</text:span></text:p>
      <text:p text:style-name="P44"><text:span text:style-name="Source_20_Text">// <text:s text:c="14"/>peek(m -&gt; System.out.print(m + "p ")).sum());</text:span></text:p>
      <text:p text:style-name="P44"/>
      <text:p text:style-name="P47"><text:span text:style-name="Source_20_Text"><text:s text:c="12"/>System.out.println(LongStream.rangeClosed(0,00_000).</text:span></text:p>
      <text:p text:style-name="P39"/>
      <text:h text:style-name="P42" text:outline-level="2">Some caveats</text:h>
      <text:p text:style-name="P9">Besides the fact that parallel streams does not always increase performance (and sometimes, decrease), there are some differences in the behavior of parallel and sequential streams. Be careful!</text:p>
      <text:p text:style-name="P9"/>
      <text:p text:style-name="P9"><text:span text:style-name="T1">Addition: </text:span>If you know another features, please, write them to comments!</text:p>
      <text:p text:style-name="P9"/>
      <text:p text:style-name="P2">REDUCE AND NEUTRAL ELEMENT</text:p>
      <text:p text:style-name="P9"/>
      <text:p text:style-name="P28">Let's assume, you'd like to calculate sum of numbers and add 100 to the result. If you use sequential stream, you can set 100 as initial value of the reduce operation:</text:p>
      <text:p text:style-name="P47"><text:span text:style-name="Source_20_Text">int result = numbers.stream().reduce(100, Integer::sum);</text:span></text:p>
      <text:p text:style-name="P9"/>
      <text:p text:style-name="P28">This code gives the same result as following:</text:p>
      <text:p text:style-name="P47"><text:soft-page-break/><text:span text:style-name="Source_20_Text">int result = numbers.stream().reduce(0, Integer::sum) + 100;</text:span></text:p>
      <text:p text:style-name="P9"/>
      <text:p text:style-name="P9">But if you will use a parallel stream, the first code will give you a strange result. It's because your dataset will be splitted into some parts and 100 will be added to each part. </text:p>
      <text:p text:style-name="P4"/>
      <text:p text:style-name="P9"><text:span text:style-name="T1">Conclusion: </text:span>use only neutral element as an initial value in the reduce operation with parallel streams!</text:p>
      <text:p text:style-name="P9"/>
      <text:p text:style-name="P2">FOREACH AND ORDER </text:p>
      <text:p text:style-name="P9"/>
      <text:p text:style-name="P9">Let's assume, we have a sorted list of numbers 1, 2, ..., 10. We'd like to process and print each number from the list using streams.</text:p>
      <text:p text:style-name="P9"/>
      <text:p text:style-name="P28">Using a sequential list:</text:p>
      <text:p text:style-name="P44"><text:span text:style-name="Source_20_Text">sortedNumbers.stream()</text:span></text:p>
      <text:p text:style-name="P44"><text:span text:style-name="Source_20_Text"><text:s text:c="8"/>.map(Function.identity()) // some processing</text:span></text:p>
      <text:p text:style-name="P47"><text:span text:style-name="Source_20_Text">        .forEach(n -&gt; System.out.print(n + " "));</text:span></text:p>
      <text:p text:style-name="P9"/>
      <text:p text:style-name="P28">The output:</text:p>
      <text:p text:style-name="P47"><text:span text:style-name="Source_20_Text">1 2 3 4 5 6 7 8 9 10 </text:span></text:p>
      <text:p text:style-name="P9"/>
      <text:p text:style-name="P28">Using a parallel stream:</text:p>
      <text:p text:style-name="P44"><text:span text:style-name="Source_20_Text">sortedNumbers.parallelStream()</text:span></text:p>
      <text:p text:style-name="P44"><text:span text:style-name="Source_20_Text"><text:s text:c="8"/>.map(Function.identity()) // some processing</text:span></text:p>
      <text:p text:style-name="P47"><text:span text:style-name="Source_20_Text"><text:s text:c="8"/>.forEach(n -&gt; System.out.print(n + " "));</text:span></text:p>
      <text:p text:style-name="P28">The output:</text:p>
      <text:p text:style-name="P47"><text:span text:style-name="Source_20_Text">6 7 9 10 8 3 4 1 5 2 </text:span></text:p>
      <text:p text:style-name="P9">Oops..!</text:p>
      <text:p text:style-name="P9"/>
      <text:p text:style-name="P9">Let's rewrite the code using <text:span text:style-name="T1">forEachOrdered</text:span>.</text:p>
      <text:p text:style-name="P18"/>
      <text:p text:style-name="P44"><text:span text:style-name="Source_20_Text">sortedNumbers.parallelStream()</text:span></text:p>
      <text:p text:style-name="P44"><text:span text:style-name="Source_20_Text"><text:s text:c="8"/>.map(Function.identity()) // some processing</text:span></text:p>
      <text:p text:style-name="P47"><text:span text:style-name="Source_20_Text"><text:s text:c="8"/>.forEachOrdered(n -&gt; System.out.print(n + " "));</text:span></text:p>
      <text:p text:style-name="P9"/>
      <text:p text:style-name="P28">The output:</text:p>
      <text:p text:style-name="P47"><text:span text:style-name="Source_20_Text">1 2 3 4 5 6 7 8 9 10 </text:span></text:p>
      <text:p text:style-name="P28">That's OK.</text:p>
      <text:p text:style-name="P28"><text:soft-page-break/><text:span text:style-name="T1">Conclustion:</text:span> with parallel streams we should use <text:span text:style-name="T1">forEachOrdered</text:span> operation that keeps the order of the elements.</text:p>
      <text:p text:style-name="P2">CONCAT AND ORDER</text:p>
      <text:p text:style-name="P28"><text:line-break/>Let's assume, we'd like to get first three even numbers from a parallel stream of a two concatenated streams (filled one and empty one).</text:p>
      <text:p text:style-name="P44"><text:span text:style-name="Source_20_Text">// create a filled list of integers</text:span></text:p>
      <text:p text:style-name="P44"><text:span text:style-name="Source_20_Text">List&lt;Integer&gt; numbers = Arrays.asList(1, 2, 3, 4, 5, 6, 7, 8, 9, 10);</text:span></text:p>
      <text:p text:style-name="P44"/>
      <text:p text:style-name="P44"><text:span text:style-name="Source_20_Text">// create an empty list</text:span></text:p>
      <text:p text:style-name="P47"><text:span text:style-name="Source_20_Text">List&lt;Integer&gt; emptyList = Arrays.asList();</text:span></text:p>
      <text:p text:style-name="P28"><text:line-break/>concatenating, processing and printing:</text:p>
      <text:p text:style-name="P44"><text:span text:style-name="Source_20_Text">Stream.concat(numbers.stream(), emptyList.stream())</text:span></text:p>
      <text:p text:style-name="P44"><text:span text:style-name="Source_20_Text"><text:s text:c="8"/>.parallel()</text:span></text:p>
      <text:p text:style-name="P44"><text:span text:style-name="Source_20_Text"><text:s text:c="8"/>.filter(x -&gt; x % 2 == 0)</text:span></text:p>
      <text:p text:style-name="P44"><text:span text:style-name="Source_20_Text">        .limit(3)</text:span></text:p>
      <text:p text:style-name="P47"><text:span text:style-name="Source_20_Text">        .forEachOrdered((n) -&gt; System.out.print(n + " "));</text:span></text:p>
      <text:p text:style-name="P9"/>
      <text:p text:style-name="P28">The output:</text:p>
      <text:p text:style-name="P47"><text:span text:style-name="Source_20_Text">2 4 6</text:span></text:p>
      <text:p text:style-name="P9">That's OK.</text:p>
      <text:p text:style-name="P28"><text:line-break/>If we create an empty list using <text:span text:style-name="T1">Collections.emptyList()</text:span>, then we have a problem, we may see other elements in output (always various).<text:line-break/><text:line-break/>The output:</text:p>
      <text:p text:style-name="P47"><text:span text:style-name="Source_20_Text">2 4 10</text:span></text:p>
      <text:p text:style-name="P9">Oops..!<text:line-break/><text:line-break/>It's because <text:span text:style-name="T1">Collections.emptyList()</text:span> doesn't report about its order and the stream can't use <text:span text:style-name="T1">forEachOrdered</text:span> correctly.<text:line-break/><text:line-break/>This caveat was taken from <text:a xlink:type="simple" xlink:href="https://www.youtube.com/watch?v=TPHMyVyktsw&amp;index=31&amp;list=PLVe-2wcL84b-Waky1nkWVSNHPg6eOQWU9" office:target-frame-name="_blank" xlink:show="new" text:style-name="Internet_20_link" text:visited-style-name="Visited_20_Internet_20_Link">https://www.youtube.com/watch?</text:a><text:a xlink:type="simple" xlink:href="https://www.youtube.com/watch?v=TPHMyVyktsw&amp;index=31&amp;list=PLVe-2wcL84b-Waky1nkWVSNHPg6eOQWU9" office:target-frame-name="_blank" xlink:show="new" text:style-name="Internet_20_link" text:visited-style-name="Visited_20_Internet_20_Link">v=TPHMyVyktsw&amp;index=31&amp;list=PLVe-2wcL84b-Waky1nkWVSNHPg6eOQWU9</text:a> [in russian].<text:line-break/><text:line-break/><text:span text:style-name="T1">Conclusion: </text:span>be careful with the order of elements in parallel streams.</text:p>
      <text:p text:style-name="P6"><text:a xlink:type="simple" xlink:href="https://metanit.com/java/tutorial/10.1.php" text:style-name="Internet_20_link" text:visited-style-name="Visited_20_Internet_20_Link">https://metanit.com/java/tutorial/10.1.php</text:a></text:p>
      <text:p text:style-name="P6"/>
      <text:p text:style-name="P12"/>
      <text:p text:style-name="P10">Кроме последовательных потоков Stream API поддерживает параллельные потоки. Распараллеливание потоков позволяет задействовать несколько ядер процессора (если <text:soft-page-break/>целевая машина многоядерная) и тем самым может повысить производительность и ускорить вычисления. В то же время говорить, что применение параллельных потоков на многоядерных машинах однозначно повысит производительность - не совсем корректно. В каждом конкретном случае надо проверять и тестировать.</text:p>
      <text:p text:style-name="P10"/>
      <text:p text:style-name="P10">Чтобы сделать обычный последовательный поток параллельным, надо вызвать у объекта Stream метод parallel. Кроме того, можно также использовать метод parallelStream() интерфейса Collection для создания параллельного потока из коллекции.</text:p>
      <text:p text:style-name="P10"/>
      <text:p text:style-name="P10">В то же время если рабочая машина не является многоядерной, то поток будет выполняться как последовательный.</text:p>
      <text:p text:style-name="P10"/>
      <text:p text:style-name="P10">Применение параллельных потоков во многих случаях будет аналогично. Например:</text:p>
      <text:p text:style-name="P10"/>
      <text:p text:style-name="P10">import java.util.Optional;</text:p>
      <text:p text:style-name="P10">import java.util.stream.Stream;</text:p>
      <text:p text:style-name="P10"><text:s/></text:p>
      <text:p text:style-name="P10">public class Program {</text:p>
      <text:p text:style-name="P10"><text:s text:c="2"/></text:p>
      <text:p text:style-name="P10"><text:s text:c="4"/>public static void main(String[] args) {</text:p>
      <text:p text:style-name="P10"><text:s text:c="9"/></text:p>
      <text:p text:style-name="P10"><text:s text:c="8"/>Stream&lt;Integer&gt; numbersStream = Stream.of(1, 2, 3, 4, 5, 6);</text:p>
      <text:p text:style-name="P10"><text:s text:c="8"/>Optional&lt;Integer&gt; result = numbersStream.parallel().reduce((x,y)-&gt; x*y);</text:p>
      <text:p text:style-name="P10"><text:s text:c="8"/>System.out.println(result.get()); // 720</text:p>
      <text:p text:style-name="P10"><text:s text:c="4"/>}</text:p>
      <text:p text:style-name="P10">}</text:p>
      <text:p text:style-name="P10"/>
      <text:p text:style-name="P10">Однако не все функции можно без ущерба для точности вычисления перенести с последовательных потоков на параллельные. Прежде всего такие функции должны быть без сохранения состояния и ассоциативными, то есть при выполнении слева направо давать тот же результат, что и при выполнении справа налево, как в случае с произведением чисел. Например:</text:p>
      <text:p text:style-name="P10"/>
      <text:p text:style-name="P10"><text:tab/></text:p>
      <text:p text:style-name="P10">Stream&lt;String&gt; wordsStream = Stream.of("мама", "мыла", "раму");</text:p>
      <text:p text:style-name="P10">String sentence = wordsStream.parallel().reduce("Результат:", (x,y)-&gt;x + " " + y);</text:p>
      <text:p text:style-name="P10">System.out.println(sentence);</text:p>
      <text:p text:style-name="P10"/>
      <text:p text:style-name="P10">Результатом этой функции будет консольный вывод:</text:p>
      <text:p text:style-name="P10"/>
      <text:p text:style-name="P10">Результат: мама Результат: мыла Результат: раму</text:p>
      <text:p text:style-name="P10"/>
      <text:p text:style-name="P10">Данный вывод не является правильным. Если же мы не уверены, что на каком-то этапе работы с параллельным потоком он адекватно сможет выполнить какую-нибудь операцию, то <text:soft-page-break/>мы можем преобразовать этот поток в последовательный посредством вызова метода sequential():</text:p>
      <text:p text:style-name="P10"/>
      <text:p text:style-name="P10"><text:tab/></text:p>
      <text:p text:style-name="P10">Stream&lt;String&gt; wordsStream = Stream.of("мама", "мыла", "раму", "hello world");</text:p>
      <text:p text:style-name="P10">String sentence = wordsStream.parallel()</text:p>
      <text:p text:style-name="P10"><text:s text:c="8"/>.filter(s-&gt;s.length()&lt;10) // фильтрация над параллельным потоком</text:p>
      <text:p text:style-name="P10"><text:s text:c="8"/>.sequential()</text:p>
      <text:p text:style-name="P10"><text:s text:c="8"/>.reduce("Результат:", (x,y)-&gt;x + " " + y); // операция над последовательным потоком</text:p>
      <text:p text:style-name="P10">System.out.println(sentence);</text:p>
      <text:p text:style-name="P10"/>
      <text:p text:style-name="P10">И возьмем другой пример:</text:p>
      <text:p text:style-name="P10"><text:tab/></text:p>
      <text:p text:style-name="P10">Stream&lt;Integer&gt; numbersStream = Stream.of(1, 2, 3, 4, 5, 6);</text:p>
      <text:p text:style-name="P10">Integer result = numbersStream.parallel().reduce(1, (x,y)-&gt;x * y);</text:p>
      <text:p text:style-name="P10">System.out.println(result);</text:p>
      <text:p text:style-name="P10"/>
      <text:p text:style-name="P10">Фактически здесь происходит перемножение чисел. При этом нет разницы между 1 * 2 * 3 * 4 * (5 * 6) или 5 * 6 * 1 * (2 * 3) * 4. Мы можем расставить скобки любым образом, разместить последовательность чисел в любом порядке, и все равно мы получим один и тот же результат. То есть данная операция является ассоциативной и поэтому может быть распараллелена.</text:p>
      <text:p text:style-name="P10">Вопросы производительности в параллельных операциях</text:p>
      <text:p text:style-name="P10"/>
      <text:p text:style-name="P10">Фактически применение параллельных потоков сводится к тому, что данные в потоке будут разделены на части, каждая часть обрабатывается на отдельном ядре процессора, и в конце эти части соединяются, и над ними выполняются финальные операции. Рассмотрим некоторые критерии, которые могут повлиять на производительность в параллельных потоках:</text:p>
      <text:p text:style-name="P10"/>
      <text:p text:style-name="P10"><text:s text:c="4"/>Размер данных. Чем больше данных, тем сложнее сначала разделять данные, а потом их соединять.</text:p>
      <text:p text:style-name="P10"/>
      <text:p text:style-name="P10"><text:s text:c="4"/>Количество ядер процессора. Теоретически, чем больше ядер в компьютере, тем быстрее программа будет работать. Если на машине одно ядро, нет смысла применять параллельные потоки.</text:p>
      <text:p text:style-name="P10"/>
      <text:p text:style-name="P10"><text:s text:c="4"/>Чем проще структура данных, с которой работает поток, тем быстрее будут происходить операции. Например, данные из ArrayList легко использовать, так как структура данной коллекции предполагает последовательность несвязанных данных. А вот коллекция типа LinkedList - не лучший вариант, так как в последовательном списке все элементы связаны с предыдущими/последующими. И такие данные трудно распараллелить.</text:p>
      <text:p text:style-name="P10"/>
      <text:p text:style-name="P10"><text:soft-page-break/><text:s text:c="4"/>Над данными примитивных типов операции будут производиться быстрее, чем над объектами классов</text:p>
      <text:p text:style-name="P10"/>
      <text:p text:style-name="P10">Упорядоченность в параллельных потоках</text:p>
      <text:p text:style-name="P10"/>
      <text:p text:style-name="P10">Как правило, элементы передаются в поток в том же порядке, в котором они определены в источнике данных. При работе с параллельными потоками система сохраняет порядок следования элементов. Исключение составляет метод forEach(), который может выводить элементы в произвольном порядке. И чтобы сохранить порядок следования, необходимо применять метод forEachOrdered:</text:p>
      <text:p text:style-name="P10">1</text:p>
      <text:p text:style-name="P10">2</text:p>
      <text:p text:style-name="P10">3</text:p>
      <text:p text:style-name="P10"><text:tab/></text:p>
      <text:p text:style-name="P10">phones.parallelStream()</text:p>
      <text:p text:style-name="P10"><text:s text:c="4"/>.sorted()</text:p>
      <text:p text:style-name="P10"><text:s text:c="4"/>.forEachOrdered(s-&gt;System.out.println(s));</text:p>
      <text:p text:style-name="P10"/>
      <text:p text:style-name="P10">Сохранение порядка в параллельных потоках увеличивает издержки при выполнении. Но если нам порядок не важен, то мы можем отключить его сохранение и тем самым увеличить производительность, использовав метод unordered:</text:p>
      <text:p text:style-name="P10">1</text:p>
      <text:p text:style-name="P10">2</text:p>
      <text:p text:style-name="P10">3</text:p>
      <text:p text:style-name="P10">4</text:p>
      <text:p text:style-name="P10"><text:tab/></text:p>
      <text:p text:style-name="P10">phones.parallelStream()</text:p>
      <text:p text:style-name="P10"><text:s text:c="4"/>.sorted()</text:p>
      <text:p text:style-name="P10"><text:s text:c="4"/>.unordered()</text:p>
      <text:p text:style-name="P10"><text:s text:c="4"/>.forEach(s-&gt;System.out.println(s));</text:p>
      <text:p text:style-name="P10"/>
      <text:p text:style-name="P10"/>
      <text:h text:style-name="P43" text:outline-level="2">Parallel and sequential streams</text:h>
      <text:p text:style-name="P37">I won't write about the importance of parallel data processing because it's obvious, but I have to note that it's pretty easy to write parallel code with Stream API. No threads, no synchronized blocks, no wait and notify calling.</text:p>
      <text:p text:style-name="P37">There are several ways exist to create parallel streams:</text:p>
      <text:list xml:id="list222333946893353" text:continue-list="list5364036148228387519" text:style-name="L1">
        <text:list-item>
          <text:p text:style-name="P17">to call<text:span text:style-name="Strong_20_Emphasis"> parallelStream() </text:span>method of a collection instead of <text:span text:style-name="Strong_20_Emphasis">stream()</text:span>: </text:p>
        </text:list-item>
      </text:list>
      <text:p text:style-name="P45"><text:span text:style-name="Source_20_Text">List&lt;String&gt; languages = Arrays.asList("java", "scala", "kotlin", "clojure", "C#");</text:span></text:p>
      <text:p text:style-name="P45"><text:span text:style-name="Source_20_Text">List&lt;String&gt; jvmLanguages = languages.parallelStream()</text:span></text:p>
      <text:p text:style-name="P45"><text:span text:style-name="Source_20_Text"><text:s text:c="8"/>.filter(lang -&gt; !lang.equals("C#"))</text:span></text:p>
      <text:p text:style-name="P48"><text:span text:style-name="Source_20_Text"><text:s text:c="8"/>.collect(Collectors.toList());</text:span></text:p>
      <text:list xml:id="list7199946444398119887" text:style-name="L18">
        <text:list-item>
          <text:p text:style-name="P29"><text:soft-page-break/>to transform an existing stream into a parallel stream using method <text:span text:style-name="Strong_20_Emphasis">parallel()</text:span>: </text:p>
        </text:list-item>
      </text:list>
      <text:p text:style-name="P45"><text:span text:style-name="Source_20_Text">long[] numbers = LongStream</text:span></text:p>
      <text:p text:style-name="P45"><text:span text:style-name="Source_20_Text"><text:s text:c="8"/>.rangeClosed(0, 100_000)</text:span></text:p>
      <text:p text:style-name="P45"><text:span text:style-name="Source_20_Text">        .parallel()</text:span></text:p>
      <text:p text:style-name="P48"><text:span text:style-name="Source_20_Text">        .toArray();</text:span></text:p>
      <text:p text:style-name="P37">Also there are additional convenient methods for working with parallel streams:</text:p>
      <text:list xml:id="list4110635848216958815" text:style-name="L19">
        <text:list-item>
          <text:p text:style-name="P13"><text:span text:style-name="Strong_20_Emphasis">isParallel() </text:span>allows to check the stream is parallel or no </text:p>
        </text:list-item>
        <text:list-item>
          <text:p text:style-name="P30"><text:span text:style-name="Strong_20_Emphasis">sequential()</text:span> returns an equivalent sequential stream </text:p>
        </text:list-item>
      </text:list>
      <text:p text:style-name="P37"><text:span text:style-name="Strong_20_Emphasis">Important. </text:span>Any stream is either sequential or parallel, no mixed mode. If a stream pipeline has calls to both parallel and sequential methods, the last call wins.</text:p>
      <text:p text:style-name="P37"><text:span text:style-name="Strong_20_Emphasis">Note.</text:span> Behind the scene parallel streams use <text:span text:style-name="Strong_20_Emphasis">ForkJoinPool</text:span> introduced in Java 7.</text:p>
      <text:p text:style-name="P37">Ok, it's really easy to make a parallel stream. But only a parallel stream is not always more faster than an equivalent sequential stream.</text:p>
      <text:p text:style-name="P40"/>
      <text:section text:style-name="Sect1" text:name="Раздел1">
        <text:section text:style-name="Sect1" text:name="Раздел2">
          <text:h text:style-name="P43" text:outline-level="2">Performance of parallel streams</text:h>
          <text:p text:style-name="P37">There are several factors to evaluate performance of a parallel stream. </text:p>
          <text:list xml:id="list3791596062586719649" text:style-name="L20">
            <text:list-item>
              <text:p text:style-name="P31"><text:span text:style-name="T1">Size of data. </text:span>The more bigger size of data =&gt; the greater speedup.</text:p>
            </text:list-item>
          </text:list>
          <text:list xml:id="list613951876862923945" text:style-name="L21">
            <text:list-item>
              <text:p text:style-name="P32"><text:span text:style-name="T1">Boxing/Unboxing. </text:span>Primitive values are processed faster than boxed values.</text:p>
            </text:list-item>
          </text:list>
          <text:list xml:id="list1275254620836661012" text:style-name="L22">
            <text:list-item>
              <text:p text:style-name="P33"><text:span text:style-name="T1">The number of cores are available at runtime. </text:span>The more available cores =&gt; the greater speedup.</text:p>
            </text:list-item>
          </text:list>
          <text:list xml:id="list7186294172442646557" text:style-name="L23">
            <text:list-item>
              <text:p text:style-name="P34"><text:span text:style-name="T1">Cost per element processing.</text:span> The longer each element is processed =&gt; the more efficient parallelization. But it is not recommended to use parallel stream for performing too long operations (for example, network interconnection).</text:p>
            </text:list-item>
          </text:list>
          <text:list xml:id="list289801410022948489" text:style-name="L24">
            <text:list-item>
              <text:p text:style-name="P35"><text:span text:style-name="T1">Source data structure.</text:span> Usually initial data source is a collection. The easier it is splited into parts =&gt; the greater speedup. For example, <text:span text:style-name="T1">ArrayList</text:span>, <text:span text:style-name="T1">arrays</text:span> and <text:span text:style-name="T1">IntStream.range()</text:span> constructor <text:span text:style-name="T1">are good</text:span> sources for data splitting because they support random access. Other, such as <text:span text:style-name="T1">LinkedList</text:span>, <text:span text:style-name="T1">Stream.iterate</text:span> <text:span text:style-name="T1">are bad</text:span> sources for data splitting.</text:p>
            </text:list-item>
          </text:list>
          <text:list xml:id="list6850543563568347301" text:style-name="L25">
            <text:list-item>
              <text:p text:style-name="P36"><text:span text:style-name="T1">Type of operations: stateless or stateful</text:span>. Stateless operations (examples: <text:span text:style-name="T1">filter</text:span>, <text:span text:style-name="T1">map</text:span>) are better for parallel processing than stateful operations (examples: <text:span text:style-name="T1">distinct</text:span>, <text:span text:style-name="T1">sorted</text:span>, <text:span text:style-name="T1">limit</text:span>).﻿</text:p>
            </text:list-item>
          </text:list>
          <text:p text:style-name="P37">Of course, these factors give only an approximate estimate, some reference points. In a real situation a measurement is required. Also consider whether you are ready to spend additional threads to your streams.</text:p>
        </text:section>
      </text:section>
      <text:p text:style-name="P45"><text:span text:style-name="Source_20_Text">ArrayList&lt;Long&gt; list = new ArrayList&lt;&gt;();</text:span></text:p>
      <text:p text:style-name="P45"><text:span text:style-name="Source_20_Text"><text:s text:c="8"/>for (int i = 0; i &lt; 100; i++) {</text:span></text:p>
      <text:p text:style-name="P45"><text:span text:style-name="Source_20_Text"><text:s text:c="12"/>long start = System.currentTimeMillis();</text:span></text:p>
      <text:p text:style-name="P45"><text:span text:style-name="Source_20_Text">// <text:s text:c="7"/>System.out.println(LongStream.iterate(1, n -&gt; n++).parallel().</text:span></text:p>
      <text:p text:style-name="P45"><text:span text:style-name="Source_20_Text">// <text:s text:c="14"/>limit(500_000).peek(m -&gt; System.out.print(m + "p ")).sum());</text:span></text:p>
      <text:p text:style-name="P45"/>
      <text:p text:style-name="P45"><text:soft-page-break/><text:span text:style-name="Source_20_Text"><text:s text:c="12"/>System.out.println(LongStream.iterate(1, n -&gt; n++).parallel().</text:span></text:p>
      <text:p text:style-name="P45"><text:span text:style-name="Source_20_Text">                 limit(500_000).peek(m -&gt; System.out.print(m + "n ")).sum());</text:span></text:p>
      <text:p text:style-name="P45"/>
      <text:p text:style-name="P45"><text:span text:style-name="Source_20_Text"><text:s text:c="12"/>long finish = System.currentTimeMillis();</text:span></text:p>
      <text:p text:style-name="P45"><text:span text:style-name="Source_20_Text"><text:s text:c="12"/>long timeConsumedMillis = finish - start;</text:span></text:p>
      <text:p text:style-name="P45"><text:span text:style-name="Source_20_Text"><text:s text:c="12"/>list.add(timeConsumedMillis);</text:span></text:p>
      <text:p text:style-name="P45"><text:span text:style-name="Source_20_Text"><text:s text:c="8"/>}</text:span></text:p>
      <text:p text:style-name="P45"><text:span text:style-name="Source_20_Text"><text:s text:c="8"/>System.out.println("AVERAGE = " + list.stream().peek(System.out::println).collect(</text:span></text:p>
      <text:p text:style-name="P45"><text:span text:style-name="Source_20_Text"><text:s text:c="16"/>Collectors.averagingLong(value -&gt; value)</text:span></text:p>
      <text:p text:style-name="P48"><text:span text:style-name="Source_20_Text"><text:s text:c="8"/>));</text:span></text:p>
      <text:p text:style-name="P48">  931.17 - среднее время работы последовательного стрима, 1777.19 - параллельного соответственно) Но потом я дошел досюда и проведя аналогичную проверку (но итераций вместо 100 было 10(долго)) с использованием </text:p>
      <text:p text:style-name="P45"><text:span text:style-name="Source_20_Text">// <text:s text:c="7"/>System.out.println(LongStream.rangeClosed(0,00_000).parallel().</text:span></text:p>
      <text:p text:style-name="P45"><text:span text:style-name="Source_20_Text">// <text:s text:c="14"/>peek(m -&gt; System.out.print(m + "p ")).sum());</text:span></text:p>
      <text:p text:style-name="P45"/>
      <text:p text:style-name="P48"><text:span text:style-name="Source_20_Text"><text:s text:c="12"/>System.out.println(LongStream.rangeClosed(0,00_000).</text:span></text:p>
      <text:p text:style-name="P40"/>
      <text:h text:style-name="P43" text:outline-level="2">Some caveats</text:h>
      <text:p text:style-name="P14">Besides the fact that parallel streams does not always increase performance (and sometimes, decrease), there are some differences in the behavior of parallel and sequential streams. Be careful!</text:p>
      <text:p text:style-name="P14"/>
      <text:p text:style-name="P14"><text:span text:style-name="T1">Addition: </text:span>If you know another features, please, write them to comments!</text:p>
      <text:p text:style-name="P11"/>
      <text:p text:style-name="P3">REDUCE AND NEUTRAL ELEMENT</text:p>
      <text:p text:style-name="P15"/>
      <text:p text:style-name="P38">Let's assume, you'd like to calculate sum of numbers and add 100 to the result. If you use sequential stream, you can set 100 as initial value of the reduce operation:</text:p>
      <text:p text:style-name="P49"><text:span text:style-name="Source_20_Text">int result = numbers.stream().reduce(100, Integer::sum);</text:span></text:p>
      <text:p text:style-name="P15"/>
      <text:p text:style-name="P38">This code gives the same result as following:</text:p>
      <text:p text:style-name="P49"><text:span text:style-name="Source_20_Text">int result = numbers.stream().reduce(0, Integer::sum) + 100;</text:span></text:p>
      <text:p text:style-name="P15"/>
      <text:p text:style-name="P15">But if you will use a parallel stream, the first code will give you a strange result. It's because your dataset will be splitted into some parts and 100 will be added to each part. </text:p>
      <text:p text:style-name="P5"/>
      <text:p text:style-name="P15"><text:span text:style-name="T1">Conclusion: </text:span>use only neutral element as an initial value in the reduce operation with parallel streams!</text:p>
      <text:p text:style-name="P15"/>
      <text:p text:style-name="P3">FOREACH AND ORDER </text:p>
      <text:p text:style-name="P15"/>
      <text:p text:style-name="P15">Let's assume, we have a sorted list of numbers 1, 2, ..., 10. We'd like to process and print each number from the list using streams.</text:p>
      <text:p text:style-name="P15"><text:soft-page-break/></text:p>
      <text:p text:style-name="P38">Using a sequential list:</text:p>
      <text:p text:style-name="P46"><text:span text:style-name="Source_20_Text">sortedNumbers.stream()</text:span></text:p>
      <text:p text:style-name="P46"><text:span text:style-name="Source_20_Text"><text:s text:c="8"/>.map(Function.identity()) // some processing</text:span></text:p>
      <text:p text:style-name="P49"><text:span text:style-name="Source_20_Text">        .forEach(n -&gt; System.out.print(n + " "));</text:span></text:p>
      <text:p text:style-name="P15"/>
      <text:p text:style-name="P38">The output:</text:p>
      <text:p text:style-name="P49"><text:span text:style-name="Source_20_Text">1 2 3 4 5 6 7 8 9 10 </text:span></text:p>
      <text:p text:style-name="P15"/>
      <text:p text:style-name="P38">Using a parallel stream:</text:p>
      <text:p text:style-name="P46"><text:span text:style-name="Source_20_Text">sortedNumbers.parallelStream()</text:span></text:p>
      <text:p text:style-name="P46"><text:span text:style-name="Source_20_Text"><text:s text:c="8"/>.map(Function.identity()) // some processing</text:span></text:p>
      <text:p text:style-name="P49"><text:span text:style-name="Source_20_Text"><text:s text:c="8"/>.forEach(n -&gt; System.out.print(n + " "));</text:span></text:p>
      <text:p text:style-name="P38">The output:</text:p>
      <text:p text:style-name="P49"><text:span text:style-name="Source_20_Text">6 7 9 10 8 3 4 1 5 2 </text:span></text:p>
      <text:p text:style-name="P15">Oops..!</text:p>
      <text:p text:style-name="P15"/>
      <text:p text:style-name="P15">Let's rewrite the code using <text:span text:style-name="T1">forEachOrdered</text:span>.</text:p>
      <text:p text:style-name="P19"/>
      <text:p text:style-name="P46"><text:span text:style-name="Source_20_Text">sortedNumbers.parallelStream()</text:span></text:p>
      <text:p text:style-name="P46"><text:span text:style-name="Source_20_Text"><text:s text:c="8"/>.map(Function.identity()) // some processing</text:span></text:p>
      <text:p text:style-name="P49"><text:span text:style-name="Source_20_Text"><text:s text:c="8"/>.forEachOrdered(n -&gt; System.out.print(n + " "));</text:span></text:p>
      <text:p text:style-name="P15"/>
      <text:p text:style-name="P38">The output:</text:p>
      <text:p text:style-name="P49"><text:span text:style-name="Source_20_Text">1 2 3 4 5 6 7 8 9 10 </text:span></text:p>
      <text:p text:style-name="P38">That's OK.</text:p>
      <text:p text:style-name="P38"><text:span text:style-name="T1">Conclustion:</text:span> with parallel streams we should use <text:span text:style-name="T1">forEachOrdered</text:span> operation that keeps the order of the elements.</text:p>
      <text:p text:style-name="P3">CONCAT AND ORDER</text:p>
      <text:p text:style-name="P38"><text:line-break/>Let's assume, we'd like to get first three even numbers from a parallel stream of a two concatenated streams (filled one and empty one).</text:p>
      <text:p text:style-name="P46"><text:span text:style-name="Source_20_Text">// create a filled list of integers</text:span></text:p>
      <text:p text:style-name="P46"><text:span text:style-name="Source_20_Text">List&lt;Integer&gt; numbers = Arrays.asList(1, 2, 3, 4, 5, 6, 7, 8, 9, 10);</text:span></text:p>
      <text:p text:style-name="P46"/>
      <text:p text:style-name="P46"><text:span text:style-name="Source_20_Text">// create an empty list</text:span></text:p>
      <text:p text:style-name="P49"><text:span text:style-name="Source_20_Text">List&lt;Integer&gt; emptyList = Arrays.asList();</text:span></text:p>
      <text:p text:style-name="P38"><text:line-break/>concatenating, processing and printing:</text:p>
      <text:p text:style-name="P46"><text:soft-page-break/><text:span text:style-name="Source_20_Text">Stream.concat(numbers.stream(), emptyList.stream())</text:span></text:p>
      <text:p text:style-name="P46"><text:span text:style-name="Source_20_Text"><text:s text:c="8"/>.parallel()</text:span></text:p>
      <text:p text:style-name="P46"><text:span text:style-name="Source_20_Text"><text:s text:c="8"/>.filter(x -&gt; x % 2 == 0)</text:span></text:p>
      <text:p text:style-name="P46"><text:span text:style-name="Source_20_Text">        .limit(3)</text:span></text:p>
      <text:p text:style-name="P49"><text:span text:style-name="Source_20_Text">        .forEachOrdered((n) -&gt; System.out.print(n + " "));</text:span></text:p>
      <text:p text:style-name="P15"/>
      <text:p text:style-name="P38">The output:</text:p>
      <text:p text:style-name="P49"><text:span text:style-name="Source_20_Text">2 4 6</text:span></text:p>
      <text:p text:style-name="P15">That's OK.</text:p>
      <text:p text:style-name="P38"><text:line-break/>If we create an empty list using <text:span text:style-name="T1">Collections.emptyList()</text:span>, then we have a problem, we may see other elements in output (always various).<text:line-break/><text:line-break/>The output:</text:p>
      <text:p text:style-name="P49"><text:span text:style-name="Source_20_Text">2 4 10</text:span></text:p>
      <text:p text:style-name="P15">Oops..!<text:line-break/><text:line-break/>It's because <text:span text:style-name="T1">Collections.emptyList()</text:span> doesn't report about its order and the stream can't use <text:span text:style-name="T1">forEachOrdered</text:span> correctly.<text:line-break/><text:line-break/>This caveat was taken from <text:a xlink:type="simple" xlink:href="https://www.youtube.com/watch?v=TPHMyVyktsw&amp;index=31&amp;list=PLVe-2wcL84b-Waky1nkWVSNHPg6eOQWU9" office:target-frame-name="_blank" xlink:show="new" text:style-name="Internet_20_link" text:visited-style-name="Visited_20_Internet_20_Link">https://www.youtube.com/watch?</text:a><text:a xlink:type="simple" xlink:href="https://www.youtube.com/watch?v=TPHMyVyktsw&amp;index=31&amp;list=PLVe-2wcL84b-Waky1nkWVSNHPg6eOQWU9" office:target-frame-name="_blank" xlink:show="new" text:style-name="Internet_20_link" text:visited-style-name="Visited_20_Internet_20_Link">v=TPHMyVyktsw&amp;index=31&amp;list=PLVe-2wcL84b-Waky1nkWVSNHPg6eOQWU9</text:a> [in russian].<text:line-break/><text:line-break/><text:span text:style-name="T1">Conclusion: </text:span>be careful with the order of elements in parallel streams.</text:p>
      <text:p text:style-name="P7"><text:a xlink:type="simple" xlink:href="https://metanit.com/java/tutorial/10.1.php" text:style-name="Internet_20_link" text:visited-style-name="Visited_20_Internet_20_Link">https://metanit.com/java/tutorial/10.1.php</text:a></text:p>
      <text:p text:style-name="P7"/>
      <text:p text:style-name="P7"/>
      <text:h text:style-name="P1" text:outline-level="3">Parallel Streams</text:h>
      <text:p text:style-name="P38">Streams can be executed in parallel to increase runtime performance on large amount of input elements. Parallel streams use a common <text:span text:style-name="Source_20_Text">ForkJoinPool</text:span> available via the static <text:span text:style-name="Source_20_Text">ForkJoinPool.commonPool()</text:span> method. The size of the underlying thread-pool uses up to five threads - depending on the amount of available physical CPU cores:</text:p>
      <text:p text:style-name="P46"><text:span text:style-name="Source_20_Text">ForkJoinPool commonPool = ForkJoinPool.commonPool();</text:span></text:p>
      <text:p text:style-name="P49"><text:span text:style-name="Source_20_Text">System.out.println(commonPool.getParallelism()); <text:s text:c="3"/>// 3</text:span></text:p>
      <text:p text:style-name="P38">On my machine the common pool is initialized with a parallelism of 3 per default. This value can be decreased or increased by setting the following JVM parameter:</text:p>
      <text:p text:style-name="P49"><text:span text:style-name="Source_20_Text">-Djava.util.concurrent.ForkJoinPool.common.parallelism=5</text:span></text:p>
      <text:p text:style-name="P38">Collections support the method <text:span text:style-name="Source_20_Text">parallelStream()</text:span> to create a parallel stream of elements. Alternatively you can call the intermediate method <text:span text:style-name="Source_20_Text">parallel()</text:span> on a given stream to convert a sequential stream to a parallel counterpart.</text:p>
      <text:p text:style-name="P38"><text:soft-page-break/>In order to understate the parallel execution behavior of a parallel stream the next example prints information about the current thread to <text:span text:style-name="Source_20_Text">sout</text:span>:</text:p>
      <text:p text:style-name="P46"><text:span text:style-name="Source_20_Text">Arrays.asList("a1", "a2", "b1", "c2", "c1")</text:span></text:p>
      <text:p text:style-name="P46"><text:span text:style-name="Source_20_Text"><text:s text:c="4"/>.parallelStream()</text:span></text:p>
      <text:p text:style-name="P46"><text:span text:style-name="Source_20_Text"><text:s text:c="4"/>.filter(s -&gt; {</text:span></text:p>
      <text:p text:style-name="P46"><text:span text:style-name="Source_20_Text"><text:s text:c="8"/>System.out.format("filter: %s [%s]\n",</text:span></text:p>
      <text:p text:style-name="P46"><text:span text:style-name="Source_20_Text"><text:s text:c="12"/>s, Thread.currentThread().getName());</text:span></text:p>
      <text:p text:style-name="P46"><text:span text:style-name="Source_20_Text"><text:s text:c="8"/>return true;</text:span></text:p>
      <text:p text:style-name="P46"><text:span text:style-name="Source_20_Text"><text:s text:c="4"/>})</text:span></text:p>
      <text:p text:style-name="P46"><text:span text:style-name="Source_20_Text"><text:s text:c="4"/>.map(s -&gt; {</text:span></text:p>
      <text:p text:style-name="P46"><text:span text:style-name="Source_20_Text"><text:s text:c="8"/>System.out.format("map: %s [%s]\n",</text:span></text:p>
      <text:p text:style-name="P46"><text:span text:style-name="Source_20_Text"><text:s text:c="12"/>s, Thread.currentThread().getName());</text:span></text:p>
      <text:p text:style-name="P46"><text:span text:style-name="Source_20_Text"><text:s text:c="8"/>return s.toUpperCase();</text:span></text:p>
      <text:p text:style-name="P46"><text:span text:style-name="Source_20_Text"><text:s text:c="4"/>})</text:span></text:p>
      <text:p text:style-name="P46"><text:span text:style-name="Source_20_Text"><text:s text:c="4"/>.forEach(s -&gt; System.out.format("forEach: %s [%s]\n",</text:span></text:p>
      <text:p text:style-name="P49"><text:span text:style-name="Source_20_Text"><text:s text:c="8"/>s, Thread.currentThread().getName()));</text:span></text:p>
      <text:p text:style-name="P38">By investigating the debug output we should get a better understanding which threads are actually used to execute the stream operations:</text:p>
      <text:p text:style-name="P46"><text:span text:style-name="Source_20_Text">filter: <text:s/>b1 [main]</text:span></text:p>
      <text:p text:style-name="P46"><text:span text:style-name="Source_20_Text">filter: <text:s/>a2 [ForkJoinPool.commonPool-worker-1]</text:span></text:p>
      <text:p text:style-name="P46"><text:span text:style-name="Source_20_Text">map: <text:s text:c="4"/>a2 [ForkJoinPool.commonPool-worker-1]</text:span></text:p>
      <text:p text:style-name="P46"><text:span text:style-name="Source_20_Text">filter: <text:s/>c2 [ForkJoinPool.commonPool-worker-3]</text:span></text:p>
      <text:p text:style-name="P46"><text:span text:style-name="Source_20_Text">map: <text:s text:c="4"/>c2 [ForkJoinPool.commonPool-worker-3]</text:span></text:p>
      <text:p text:style-name="P46"><text:span text:style-name="Source_20_Text">filter: <text:s/>c1 [ForkJoinPool.commonPool-worker-2]</text:span></text:p>
      <text:p text:style-name="P46"><text:span text:style-name="Source_20_Text">map: <text:s text:c="4"/>c1 [ForkJoinPool.commonPool-worker-2]</text:span></text:p>
      <text:p text:style-name="P46"><text:span text:style-name="Source_20_Text">forEach: C2 [ForkJoinPool.commonPool-worker-3]</text:span></text:p>
      <text:p text:style-name="P46"><text:span text:style-name="Source_20_Text">forEach: A2 [ForkJoinPool.commonPool-worker-1]</text:span></text:p>
      <text:p text:style-name="P46"><text:span text:style-name="Source_20_Text">map: <text:s text:c="4"/>b1 [main]</text:span></text:p>
      <text:p text:style-name="P46"><text:span text:style-name="Source_20_Text">forEach: B1 [main]</text:span></text:p>
      <text:p text:style-name="P46"><text:span text:style-name="Source_20_Text">filter: <text:s/>a1 [ForkJoinPool.commonPool-worker-3]</text:span></text:p>
      <text:p text:style-name="P46"><text:span text:style-name="Source_20_Text">map: <text:s text:c="4"/>a1 [ForkJoinPool.commonPool-worker-3]</text:span></text:p>
      <text:p text:style-name="P46"><text:span text:style-name="Source_20_Text">forEach: A1 [ForkJoinPool.commonPool-worker-3]</text:span></text:p>
      <text:p text:style-name="P49"><text:span text:style-name="Source_20_Text">forEach: C1 [ForkJoinPool.commonPool-worker-2]</text:span></text:p>
      <text:p text:style-name="P38">As you can see the parallel stream utilizes all available threads from the common <text:span text:style-name="Source_20_Text">ForkJoinPool</text:span> for executing the stream operations. The output may differ in consecutive runs because the behavior which particular thread is actually used is non-deterministic.</text:p>
      <text:p text:style-name="P38">Let's extend the example by an additional stream operation, <text:span text:style-name="Source_20_Text">sort</text:span>:</text:p>
      <text:p text:style-name="P46"><text:span text:style-name="Source_20_Text">Arrays.asList("a1", "a2", "b1", "c2", "c1")</text:span></text:p>
      <text:p text:style-name="P46"><text:span text:style-name="Source_20_Text"><text:s text:c="4"/>.parallelStream()</text:span></text:p>
      <text:p text:style-name="P46"><text:span text:style-name="Source_20_Text"><text:s text:c="4"/>.filter(s -&gt; {</text:span></text:p>
      <text:p text:style-name="P46"><text:span text:style-name="Source_20_Text"><text:s text:c="8"/>System.out.format("filter: %s [%s]\n",</text:span></text:p>
      <text:p text:style-name="P46"><text:span text:style-name="Source_20_Text"><text:s text:c="12"/>s, Thread.currentThread().getName());</text:span></text:p>
      <text:p text:style-name="P46"><text:span text:style-name="Source_20_Text"><text:s text:c="8"/>return true;</text:span></text:p>
      <text:p text:style-name="P46"><text:span text:style-name="Source_20_Text"><text:s text:c="4"/>})</text:span></text:p>
      <text:p text:style-name="P46"><text:span text:style-name="Source_20_Text"><text:s text:c="4"/>.map(s -&gt; {</text:span></text:p>
      <text:p text:style-name="P46"><text:span text:style-name="Source_20_Text"><text:s text:c="8"/>System.out.format("map: %s [%s]\n",</text:span></text:p>
      <text:p text:style-name="P46"><text:span text:style-name="Source_20_Text"><text:s text:c="12"/>s, Thread.currentThread().getName());</text:span></text:p>
      <text:p text:style-name="P46"><text:span text:style-name="Source_20_Text"><text:s text:c="8"/>return s.toUpperCase();</text:span></text:p>
      <text:p text:style-name="P46"><text:span text:style-name="Source_20_Text"><text:s text:c="4"/>})</text:span></text:p>
      <text:p text:style-name="P46"><text:span text:style-name="Source_20_Text"><text:s text:c="4"/>.sorted((s1, s2) -&gt; {</text:span></text:p>
      <text:p text:style-name="P46"><text:span text:style-name="Source_20_Text"><text:s text:c="8"/>System.out.format("sort: %s &lt;&gt; %s [%s]\n",</text:span></text:p>
      <text:p text:style-name="P46"><text:span text:style-name="Source_20_Text"><text:s text:c="12"/>s1, s2, Thread.currentThread().getName());</text:span></text:p>
      <text:p text:style-name="P46"><text:span text:style-name="Source_20_Text"><text:s text:c="8"/>return s1.compareTo(s2);</text:span></text:p>
      <text:p text:style-name="P46"><text:span text:style-name="Source_20_Text"><text:s text:c="4"/>})</text:span></text:p>
      <text:p text:style-name="P46"><text:span text:style-name="Source_20_Text"><text:s text:c="4"/>.forEach(s -&gt; System.out.format("forEach: %s [%s]\n",</text:span></text:p>
      <text:p text:style-name="P49"><text:soft-page-break/><text:span text:style-name="Source_20_Text"><text:s text:c="8"/>s, Thread.currentThread().getName()));</text:span></text:p>
      <text:p text:style-name="P38">The result may look strange at first:</text:p>
      <text:p text:style-name="P46"><text:span text:style-name="Source_20_Text">filter: <text:s/>c2 [ForkJoinPool.commonPool-worker-3]</text:span></text:p>
      <text:p text:style-name="P46"><text:span text:style-name="Source_20_Text">filter: <text:s/>c1 [ForkJoinPool.commonPool-worker-2]</text:span></text:p>
      <text:p text:style-name="P46"><text:span text:style-name="Source_20_Text">map: <text:s text:c="4"/>c1 [ForkJoinPool.commonPool-worker-2]</text:span></text:p>
      <text:p text:style-name="P46"><text:span text:style-name="Source_20_Text">filter: <text:s/>a2 [ForkJoinPool.commonPool-worker-1]</text:span></text:p>
      <text:p text:style-name="P46"><text:span text:style-name="Source_20_Text">map: <text:s text:c="4"/>a2 [ForkJoinPool.commonPool-worker-1]</text:span></text:p>
      <text:p text:style-name="P46"><text:span text:style-name="Source_20_Text">filter: <text:s/>b1 [main]</text:span></text:p>
      <text:p text:style-name="P46"><text:span text:style-name="Source_20_Text">map: <text:s text:c="4"/>b1 [main]</text:span></text:p>
      <text:p text:style-name="P46"><text:span text:style-name="Source_20_Text">filter: <text:s/>a1 [ForkJoinPool.commonPool-worker-2]</text:span></text:p>
      <text:p text:style-name="P46"><text:span text:style-name="Source_20_Text">map: <text:s text:c="4"/>a1 [ForkJoinPool.commonPool-worker-2]</text:span></text:p>
      <text:p text:style-name="P46"><text:span text:style-name="Source_20_Text">map: <text:s text:c="4"/>c2 [ForkJoinPool.commonPool-worker-3]</text:span></text:p>
      <text:p text:style-name="P46"><text:span text:style-name="Source_20_Text">sort: <text:s text:c="3"/>A2 &lt;&gt; A1 [main]</text:span></text:p>
      <text:p text:style-name="P46"><text:span text:style-name="Source_20_Text">sort: <text:s text:c="3"/>B1 &lt;&gt; A2 [main]</text:span></text:p>
      <text:p text:style-name="P46"><text:span text:style-name="Source_20_Text">sort: <text:s text:c="3"/>C2 &lt;&gt; B1 [main]</text:span></text:p>
      <text:p text:style-name="P46"><text:span text:style-name="Source_20_Text">sort: <text:s text:c="3"/>C1 &lt;&gt; C2 [main]</text:span></text:p>
      <text:p text:style-name="P46"><text:span text:style-name="Source_20_Text">sort: <text:s text:c="3"/>C1 &lt;&gt; B1 [main]</text:span></text:p>
      <text:p text:style-name="P46"><text:span text:style-name="Source_20_Text">sort: <text:s text:c="3"/>C1 &lt;&gt; C2 [main]</text:span></text:p>
      <text:p text:style-name="P46"><text:span text:style-name="Source_20_Text">forEach: A1 [ForkJoinPool.commonPool-worker-1]</text:span></text:p>
      <text:p text:style-name="P46"><text:span text:style-name="Source_20_Text">forEach: C2 [ForkJoinPool.commonPool-worker-3]</text:span></text:p>
      <text:p text:style-name="P46"><text:span text:style-name="Source_20_Text">forEach: B1 [main]</text:span></text:p>
      <text:p text:style-name="P46"><text:span text:style-name="Source_20_Text">forEach: A2 [ForkJoinPool.commonPool-worker-2]</text:span></text:p>
      <text:p text:style-name="P49"><text:span text:style-name="Source_20_Text">forEach: C1 [ForkJoinPool.commonPool-worker-1]</text:span></text:p>
      <text:p text:style-name="P38">It seems that <text:span text:style-name="Source_20_Text">sort</text:span> is executed sequentially on the main thread only. Actually, <text:span text:style-name="Source_20_Text">sort</text:span> on a parallel stream uses the new Java 8 method <text:span text:style-name="Source_20_Text">Arrays.parallelSort()</text:span> under the hood. As stated in <text:a xlink:type="simple" xlink:href="https://docs.oracle.com/javase/8/docs/api/java/util/Arrays.html#parallelSort-T:A-" office:target-frame-name="_blank" xlink:show="new" text:style-name="Internet_20_link" text:visited-style-name="Visited_20_Internet_20_Link">Javadoc</text:a> this method decides on the length of the array if sorting will be performed sequentially or in parallel:</text:p>
      <text:p text:style-name="P38">&gt; If the length of the specified array is less than the minimum granularity, then it is sorted using the appropriate Arrays.sort method.</text:p>
      <text:p text:style-name="P38">Coming back to the <text:span text:style-name="Source_20_Text">reduce</text:span> example from the last section. We already found out that the combiner function is only called in parallel but not in sequential streams. Let's see which threads are actually involved:</text:p>
      <text:p text:style-name="P46"><text:span text:style-name="Source_20_Text">List&lt;Person&gt; persons = Arrays.asList(</text:span></text:p>
      <text:p text:style-name="P46"><text:span text:style-name="Source_20_Text"><text:s text:c="4"/>new Person("Max", 18),</text:span></text:p>
      <text:p text:style-name="P46"><text:span text:style-name="Source_20_Text"><text:s text:c="4"/>new Person("Peter", 23),</text:span></text:p>
      <text:p text:style-name="P46"><text:span text:style-name="Source_20_Text"><text:s text:c="4"/>new Person("Pamela", 23),</text:span></text:p>
      <text:p text:style-name="P46"><text:span text:style-name="Source_20_Text"><text:s text:c="4"/>new Person("David", 12));</text:span></text:p>
      <text:p text:style-name="P46"/>
      <text:p text:style-name="P46"><text:span text:style-name="Source_20_Text">persons</text:span></text:p>
      <text:p text:style-name="P46"><text:span text:style-name="Source_20_Text"><text:s text:c="4"/>.parallelStream()</text:span></text:p>
      <text:p text:style-name="P46"><text:span text:style-name="Source_20_Text"><text:s text:c="4"/>.reduce(0,</text:span></text:p>
      <text:p text:style-name="P46"><text:span text:style-name="Source_20_Text"><text:s text:c="8"/>(sum, p) -&gt; {</text:span></text:p>
      <text:p text:style-name="P46"><text:span text:style-name="Source_20_Text"><text:s text:c="12"/>System.out.format("accumulator: sum=%s; person=%s [%s]\n",</text:span></text:p>
      <text:p text:style-name="P46"><text:span text:style-name="Source_20_Text"><text:s text:c="16"/>sum, p, Thread.currentThread().getName());</text:span></text:p>
      <text:p text:style-name="P46"><text:span text:style-name="Source_20_Text"><text:s text:c="12"/>return sum += p.age;</text:span></text:p>
      <text:p text:style-name="P46"><text:span text:style-name="Source_20_Text"><text:s text:c="8"/>},</text:span></text:p>
      <text:p text:style-name="P46"><text:span text:style-name="Source_20_Text"><text:s text:c="8"/>(sum1, sum2) -&gt; {</text:span></text:p>
      <text:p text:style-name="P46"><text:span text:style-name="Source_20_Text"><text:s text:c="12"/>System.out.format("combiner: sum1=%s; sum2=%s [%s]\n",</text:span></text:p>
      <text:p text:style-name="P46"><text:span text:style-name="Source_20_Text"><text:s text:c="16"/>sum1, sum2, Thread.currentThread().getName());</text:span></text:p>
      <text:p text:style-name="P46"><text:span text:style-name="Source_20_Text"><text:s text:c="12"/>return sum1 + sum2;</text:span></text:p>
      <text:p text:style-name="P49"><text:span text:style-name="Source_20_Text"><text:s text:c="8"/>});</text:span></text:p>
      <text:p text:style-name="P38"><text:soft-page-break/>The console output reveals that both the <text:span text:style-name="Emphasis">accumulator</text:span> and the <text:span text:style-name="Emphasis">combiner</text:span> functions are executed in parallel on all available threads:</text:p>
      <text:p text:style-name="P46"><text:span text:style-name="Source_20_Text">accumulator: sum=0; person=Pamela; [main]</text:span></text:p>
      <text:p text:style-name="P46"><text:span text:style-name="Source_20_Text">accumulator: sum=0; person=Max; <text:s text:c="3"/>[ForkJoinPool.commonPool-worker-3]</text:span></text:p>
      <text:p text:style-name="P46"><text:span text:style-name="Source_20_Text">accumulator: sum=0; person=David; <text:s/>[ForkJoinPool.commonPool-worker-2]</text:span></text:p>
      <text:p text:style-name="P46"><text:span text:style-name="Source_20_Text">accumulator: sum=0; person=Peter; <text:s/>[ForkJoinPool.commonPool-worker-1]</text:span></text:p>
      <text:p text:style-name="P46"><text:span text:style-name="Source_20_Text">combiner: <text:s text:c="3"/>sum1=18; sum2=23; <text:s text:c="4"/>[ForkJoinPool.commonPool-worker-1]</text:span></text:p>
      <text:p text:style-name="P46"><text:span text:style-name="Source_20_Text">combiner: <text:s text:c="3"/>sum1=23; sum2=12; <text:s text:c="4"/>[ForkJoinPool.commonPool-worker-2]</text:span></text:p>
      <text:p text:style-name="P49"><text:span text:style-name="Source_20_Text">combiner: <text:s text:c="3"/>sum1=41; sum2=35; <text:s text:c="4"/>[ForkJoinPool.commonPool-worker-2]</text:span></text:p>
      <text:p text:style-name="P38">In summary, it can be stated that parallel streams can bring be a nice performance boost to streams with a large amount of input elements. But keep in mind that some parallel stream operations like <text:span text:style-name="Source_20_Text">reduce</text:span> and <text:span text:style-name="Source_20_Text">collect</text:span> need additional computations (combine operations) which isn't needed when executed sequentially.</text:p>
      <text:p text:style-name="P38">Furthermore we've learned that all parallel stream operations share the same JVM-wide common <text:span text:style-name="Source_20_Text">ForkJoinPool</text:span>. So you probably want to avoid implementing slow blocking stream operations since that could potentially slow down other parts of your application which rely heavily on parallel streams.</text:p>
      <text:h text:style-name="P1" text:outline-level="3"><text:bookmark text:name="thats-it1"/>That's it</text:h>
      <text:p text:style-name="P38">My programming guide to Java 8 streams ends here. If you're interested in learning more about Java 8 streams, I recommend to you the <text:a xlink:type="simple" xlink:href="http://docs.oracle.com/javase/8/docs/api/java/util/stream/package-summary.html#NonInterference" office:target-frame-name="_blank" xlink:show="new" text:style-name="Internet_20_link" text:visited-style-name="Visited_20_Internet_20_Link">Stream Javadoc</text:a> package documentation. If you want to learn more about the underlying mechanisms, you probably want to read Martin Fowlers article about <text:a xlink:type="simple" xlink:href="http://martinfowler.com/articles/collection-pipeline/" office:target-frame-name="_blank" xlink:show="new" text:style-name="Internet_20_link" text:visited-style-name="Visited_20_Internet_20_Link">Collection Pipelines</text:a>.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22:16:40.647495994</meta:creation-date>
    <dc:date>2021-11-10T22:23:32.075200051</dc:date>
    <meta:editing-duration>PT6M50S</meta:editing-duration>
    <meta:editing-cycles>3</meta:editing-cycles>
    <meta:generator>LibreOffice/5.1.2.2$Linux_X86_64 LibreOffice_project/10m0$Build-2</meta:generator>
    <meta:document-statistic meta:table-count="0" meta:image-count="0" meta:object-count="0" meta:page-count="14" meta:paragraph-count="372" meta:word-count="3226" meta:character-count="24964" meta:non-whitespace-character-count="20932"/>
  </office:meta>
</office:document-meta>
</file>